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paragraph-properties fo:padding="0.049cm" fo:border="0.002cm solid #e3e3e3"/>
    </style:style>
    <style:style style:name="P2" style:family="paragraph" style:parent-style-name="Heading_20_4">
      <style:paragraph-properties fo:padding="0.049cm" fo:border="0.002cm solid #e3e3e3"/>
    </style:style>
    <style:style style:name="P3" style:family="paragraph" style:parent-style-name="Preformatted_20_Text">
      <style:paragraph-properties fo:padding="0.049cm" fo:border="0.002cm solid #e3e3e3"/>
    </style:style>
    <style:style style:name="P4" style:family="paragraph" style:parent-style-name="Preformatted_20_Text">
      <style:paragraph-properties fo:padding="0.049cm" fo:border="0.002cm solid #e3e3e3" style:writing-mode="lr-tb"/>
    </style:style>
    <style:style style:name="P5" style:family="paragraph" style:parent-style-name="Text_20_body">
      <style:paragraph-properties fo:padding="0.049cm" fo:border="0.002cm solid #e3e3e3"/>
    </style:style>
    <style:style style:name="P6" style:family="paragraph" style:parent-style-name="Preformatted_20_Text">
      <style:paragraph-properties fo:margin-top="0cm" fo:margin-bottom="0.499cm" fo:padding="0.049cm" fo:border="0.002cm solid #e3e3e3" style:writing-mode="lr-tb"/>
    </style:style>
    <style:style style:name="P7" style:family="paragraph" style:parent-style-name="Text_20_body" style:list-style-name="L1">
      <style:paragraph-properties fo:margin-top="0cm" fo:margin-bottom="0cm" fo:padding="0.049cm" fo:border="0.002cm solid #e3e3e3"/>
    </style:style>
    <style:style style:name="P8" style:family="paragraph" style:parent-style-name="Text_20_body" style:list-style-name="L2">
      <style:paragraph-properties fo:margin-top="0cm" fo:margin-bottom="0cm" fo:padding="0.049cm" fo:border="0.002cm solid #e3e3e3"/>
    </style:style>
    <style:style style:name="P9" style:family="paragraph" style:parent-style-name="Text_20_body" style:list-style-name="L3">
      <style:paragraph-properties fo:margin-top="0cm" fo:margin-bottom="0cm" fo:padding="0.049cm" fo:border="0.002cm solid #e3e3e3"/>
    </style:style>
    <style:style style:name="P10" style:family="paragraph" style:parent-style-name="Text_20_body" style:list-style-name="L4">
      <style:paragraph-properties fo:margin-top="0cm" fo:margin-bottom="0cm" fo:padding="0.049cm" fo:border="0.002cm solid #e3e3e3"/>
    </style:style>
    <style:style style:name="P11" style:family="paragraph" style:parent-style-name="Text_20_body" style:list-style-name="L5">
      <style:paragraph-properties fo:margin-top="0cm" fo:margin-bottom="0cm" fo:padding="0.049cm" fo:border="0.002cm solid #e3e3e3"/>
    </style:style>
    <style:style style:name="P12" style:family="paragraph" style:parent-style-name="Text_20_body" style:list-style-name="L6">
      <style:paragraph-properties fo:margin-top="0cm" fo:margin-bottom="0cm" fo:padding="0.049cm" fo:border="0.002cm solid #e3e3e3"/>
    </style:style>
    <style:style style:name="P13" style:family="paragraph" style:parent-style-name="Text_20_body">
      <style:paragraph-properties fo:padding="0.049cm" fo:border="0.002cm solid #e3e3e3"/>
    </style:style>
    <style:style style:name="P14" style:family="paragraph" style:parent-style-name="Text_20_body" style:list-style-name="L1">
      <style:paragraph-properties fo:padding="0.049cm" fo:border="0.002cm solid #e3e3e3"/>
    </style:style>
    <style:style style:name="P15" style:family="paragraph" style:parent-style-name="Text_20_body" style:list-style-name="L2">
      <style:paragraph-properties fo:padding="0.049cm" fo:border="0.002cm solid #e3e3e3"/>
    </style:style>
    <style:style style:name="P16" style:family="paragraph" style:parent-style-name="Text_20_body" style:list-style-name="L3">
      <style:paragraph-properties fo:padding="0.049cm" fo:border="0.002cm solid #e3e3e3"/>
    </style:style>
    <style:style style:name="P17" style:family="paragraph" style:parent-style-name="Text_20_body" style:list-style-name="L4">
      <style:paragraph-properties fo:padding="0.049cm" fo:border="0.002cm solid #e3e3e3"/>
    </style:style>
    <style:style style:name="P18" style:family="paragraph" style:parent-style-name="Text_20_body" style:list-style-name="L5">
      <style:paragraph-properties fo:padding="0.049cm" fo:border="0.002cm solid #e3e3e3"/>
    </style:style>
    <style:style style:name="P19" style:family="paragraph" style:parent-style-name="Text_20_body" style:list-style-name="L6">
      <style:paragraph-properties fo:padding="0.049cm" fo:border="0.002cm solid #e3e3e3"/>
    </style:style>
    <style:style style:name="P20" style:family="paragraph" style:parent-style-name="Text_20_body">
      <style:paragraph-properties style:border-line-width-bottom="0.088cm 0.035cm 0.035cm" fo:padding="0.074cm" fo:border-left="none" fo:border-right="none" fo:border-top="none" fo:border-bottom="0.158cm double #000000" style:join-border="false"/>
    </style:style>
    <style:style style:name="P21" style:family="paragraph" style:parent-style-name="Heading_20_4">
      <style:paragraph-properties fo:padding="0.049cm" fo:border="0.002cm solid #e3e3e3"/>
    </style:style>
    <style:style style:name="P22" style:family="paragraph" style:parent-style-name="Heading_20_3">
      <style:paragraph-properties fo:padding="0.049cm" fo:border="0.002cm solid #e3e3e3"/>
    </style:style>
    <style:style style:name="P23" style:family="paragraph" style:parent-style-name="Preformatted_20_Text">
      <style:paragraph-properties fo:margin-top="0cm" fo:margin-bottom="0.499cm" fo:padding="0.049cm" fo:border="0.002cm solid #e3e3e3" style:writing-mode="lr-tb"/>
    </style:style>
    <style:style style:name="P24" style:family="paragraph" style:parent-style-name="Preformatted_20_Text">
      <style:paragraph-properties fo:padding="0.049cm" fo:border="0.002cm solid #e3e3e3"/>
    </style:style>
    <style:style style:name="P25" style:family="paragraph" style:parent-style-name="Preformatted_20_Text">
      <style:paragraph-properties fo:padding="0.049cm" fo:border="0.002cm solid #e3e3e3" style:writing-mode="lr-tb"/>
    </style:style>
    <style:style style:name="P26" style:family="paragraph" style:parent-style-name="Standard">
      <style:paragraph-properties style:border-line-width-bottom="0.088cm 0.035cm 0.035cm" fo:padding="0.074cm" fo:border-left="none" fo:border-right="none" fo:border-top="none" fo:border-bottom="0.158cm double #000000" style:join-border="fals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Parte 1: Introducción y Contexto</text:h>
      <text:p text:style-name="P5">Antes de proceder a refactorizar un programa para implementar el patrón de diseño Template Method, primero necesitamos comprender el estado inicial del código y la necesidad de cambio.</text:p>
      <text:h text:style-name="P2" text:outline-level="4">Programa Original: Sin Orientación a Objetos</text:h>
      <text:p text:style-name="P5">Vamos a comenzar con un simple ejemplo de un programa que calcula y muestra informes de ventas, pero escrito de una forma procedural:</text:p>
      <text:p text:style-name="P3">java</text:p>
      <text:p text:style-name="P3">Copy code</text:p>
      <text:p text:style-name="P4"><text:span text:style-name="Source_20_Text">public class SalesReporter {</text:span></text:p>
      <text:p text:style-name="P4"/>
      <text:p text:style-name="P4"><text:span text:style-name="Source_20_Text"><text:s text:c="4"/>public static void main(String[] args) {</text:span></text:p>
      <text:p text:style-name="P4"><text:span text:style-name="Source_20_Text"><text:s text:c="8"/>int[] salesData = {10, 12, 15, 11};</text:span></text:p>
      <text:p text:style-name="P4"><text:span text:style-name="Source_20_Text"><text:s text:c="8"/>generateReport(salesData);</text:span></text:p>
      <text:p text:style-name="P4"><text:span text:style-name="Source_20_Text"><text:s text:c="4"/>}</text:span></text:p>
      <text:p text:style-name="P4"/>
      <text:p text:style-name="P4"><text:span text:style-name="Source_20_Text"><text:s text:c="4"/>public static void generateReport(int[] data) {</text:span></text:p>
      <text:p text:style-name="P4"><text:span text:style-name="Source_20_Text"><text:s text:c="8"/>int total = 0;</text:span></text:p>
      <text:p text:style-name="P4"><text:span text:style-name="Source_20_Text"><text:s text:c="8"/>for (int sale : data) {</text:span></text:p>
      <text:p text:style-name="P4"><text:span text:style-name="Source_20_Text"><text:s text:c="12"/>total += sale;</text:span></text:p>
      <text:p text:style-name="P4"><text:span text:style-name="Source_20_Text"><text:s text:c="8"/>}</text:span></text:p>
      <text:p text:style-name="P4"><text:span text:style-name="Source_20_Text"><text:s text:c="8"/>double average = total / (double) data.length;</text:span></text:p>
      <text:p text:style-name="P4"/>
      <text:p text:style-name="P4"><text:span text:style-name="Source_20_Text"><text:s text:c="8"/>System.out.println("Total Sales: " + total);</text:span></text:p>
      <text:p text:style-name="P4"><text:span text:style-name="Source_20_Text"><text:s text:c="8"/>System.out.println("Average Sales: " + average);</text:span></text:p>
      <text:p text:style-name="P4"><text:span text:style-name="Source_20_Text"><text:s text:c="4"/>}</text:span></text:p>
      <text:p text:style-name="P6"><text:span text:style-name="Source_20_Text">}</text:span></text:p>
      <text:p text:style-name="P5">Este código es un ejemplo simple que calcula el total y el promedio de las ventas y luego los imprime. Aunque funcional, este enfoque tiene varias desventajas desde una perspectiva de diseño orientado a objetos y de mantenibilidad.</text:p>
      <text:h text:style-name="P2" text:outline-level="4">Desventajas del Programa Sin Enfoque Orientado a Objetos</text:h>
      <text:list xml:id="list883373763591520058" text:style-name="L1">
        <text:list-item>
          <text:p text:style-name="P7"><text:span text:style-name="Strong_20_Emphasis">Acoplamiento Rígido</text:span>: La función <text:span text:style-name="Source_20_Text">generateReport</text:span> está fuertemente acoplada al tipo de informe. Si quisiéramos agregar diferentes tipos de informes (por ejemplo, informes con desgloses mensuales), el código debería modificarse significativamente.</text:p>
        </text:list-item>
        <text:list-item>
          <text:p text:style-name="P7"><text:span text:style-name="Strong_20_Emphasis">Duplicación de Código</text:span>: Si necesitamos otros tipos de informes con lógicas similares (calcular totales, promedios), habrá una duplicación considerable de código.</text:p>
        </text:list-item>
        <text:list-item>
          <text:p text:style-name="P7"><text:span text:style-name="Strong_20_Emphasis">Escalabilidad</text:span>: El código no es fácilmente escalable sin modificar el código existente, lo cual viola el principio abierto/cerrado (OCP) de los principios SOLID.</text:p>
        </text:list-item>
        <text:list-item>
          <text:p text:style-name="P14"><text:span text:style-name="Strong_20_Emphasis">Separación de preocupaciones</text:span>: Todo el procesamiento de datos y la presentación están mezclados en una sola función, lo que viola el principio de responsabilidad única (SRP).</text:p>
        </text:list-item>
      </text:list>
      <text:h text:style-name="P1" text:outline-level="3"><text:soft-page-break/>******************************************************************************************************************</text:h>
      <text:h text:style-name="P1" text:outline-level="3">Parte 2: Introducción al Refactoring con Template Method</text:h>
      <text:h text:style-name="P2" text:outline-level="4">Motivación para Usar Template Method</text:h>
      <text:p text:style-name="P5">El patrón de diseño Template Method es ideal para situaciones donde tenemos varias clases que realizan procesos similares con solo algunas diferencias en la ejecución de estos procesos. Este patrón permite definir el esqueleto de un algoritmo en una operación, posponiendo algunos pasos a las subclases.</text:p>
      <text:h text:style-name="P2" text:outline-level="4">Refactorización al Patrón Template Method</text:h>
      <text:p text:style-name="P5">Vamos a refactorizar el código anterior para implementar este patrón:</text:p>
      <text:list xml:id="list6833018930834194440" text:style-name="L2">
        <text:list-item>
          <text:p text:style-name="P8"><text:span text:style-name="Strong_20_Emphasis">Definir una clase abstracta</text:span> que contendrá el esqueleto del informe.</text:p>
        </text:list-item>
        <text:list-item>
          <text:p text:style-name="P8"><text:span text:style-name="Strong_20_Emphasis">Mover la lógica común al método template</text:span> en la clase abstracta.</text:p>
        </text:list-item>
        <text:list-item>
          <text:p text:style-name="P15"><text:span text:style-name="Strong_20_Emphasis">Definir métodos abstractos</text:span> que las subclases concretarán.</text:p>
        </text:list-item>
      </text:list>
      <text:p text:style-name="P3">java</text:p>
      <text:p text:style-name="P3">Copy code</text:p>
      <text:p text:style-name="P4"><text:span text:style-name="Source_20_Text">public abstract class ReportTemplate {</text:span></text:p>
      <text:p text:style-name="P4"><text:span text:style-name="Source_20_Text"><text:s text:c="4"/>public final void generateReport(int[] data) {</text:span></text:p>
      <text:p text:style-name="P4"><text:span text:style-name="Source_20_Text"><text:s text:c="8"/>double total = calculateTotal(data);</text:span></text:p>
      <text:p text:style-name="P4"><text:span text:style-name="Source_20_Text"><text:s text:c="8"/>double average = calculateAverage(data);</text:span></text:p>
      <text:p text:style-name="P4"><text:span text:style-name="Source_20_Text"><text:s text:c="8"/>displayReport(total, average);</text:span></text:p>
      <text:p text:style-name="P4"><text:span text:style-name="Source_20_Text"><text:s text:c="4"/>}</text:span></text:p>
      <text:p text:style-name="P4"/>
      <text:p text:style-name="P4"><text:span text:style-name="Source_20_Text"><text:s text:c="4"/>protected abstract double calculateTotal(int[] data);</text:span></text:p>
      <text:p text:style-name="P4"><text:span text:style-name="Source_20_Text"><text:s text:c="4"/>protected abstract double calculateAverage(int[] data);</text:span></text:p>
      <text:p text:style-name="P4"><text:span text:style-name="Source_20_Text"><text:s text:c="4"/>protected abstract void displayReport(double total, double average);</text:span></text:p>
      <text:p text:style-name="P4"><text:span text:style-name="Source_20_Text">}</text:span></text:p>
      <text:p text:style-name="P4"/>
      <text:p text:style-name="P4"><text:span text:style-name="Source_20_Text">public class SalesReport extends ReportTemplate {</text:span></text:p>
      <text:p text:style-name="P4"/>
      <text:p text:style-name="P4"><text:span text:style-name="Source_20_Text"><text:s text:c="4"/>@Override</text:span></text:p>
      <text:p text:style-name="P4"><text:span text:style-name="Source_20_Text"><text:s text:c="4"/>protected double calculateTotal(int[] data) {</text:span></text:p>
      <text:p text:style-name="P4"><text:span text:style-name="Source_20_Text"><text:s text:c="8"/>double total = 0;</text:span></text:p>
      <text:p text:style-name="P4"><text:span text:style-name="Source_20_Text"><text:s text:c="8"/>for (int sale : data) {</text:span></text:p>
      <text:p text:style-name="P4"><text:span text:style-name="Source_20_Text"><text:s text:c="12"/>total += sale;</text:span></text:p>
      <text:p text:style-name="P4"><text:span text:style-name="Source_20_Text"><text:s text:c="8"/>}</text:span></text:p>
      <text:p text:style-name="P4"><text:span text:style-name="Source_20_Text"><text:s text:c="8"/>return total;</text:span></text:p>
      <text:p text:style-name="P4"><text:span text:style-name="Source_20_Text"><text:s text:c="4"/>}</text:span></text:p>
      <text:p text:style-name="P4"/>
      <text:p text:style-name="P4"><text:span text:style-name="Source_20_Text"><text:s text:c="4"/>@Override</text:span></text:p>
      <text:p text:style-name="P4"><text:span text:style-name="Source_20_Text"><text:s text:c="4"/>protected double calculateAverage(int[] data) {</text:span></text:p>
      <text:p text:style-name="P4"><text:span text:style-name="Source_20_Text"><text:s text:c="8"/>return calculateTotal(data) / data.length;</text:span></text:p>
      <text:p text:style-name="P4"><text:span text:style-name="Source_20_Text"><text:s text:c="4"/>}</text:span></text:p>
      <text:p text:style-name="P4"/>
      <text:p text:style-name="P4"><text:span text:style-name="Source_20_Text"><text:s text:c="4"/>@Override</text:span></text:p>
      <text:p text:style-name="P4"><text:span text:style-name="Source_20_Text"><text:s text:c="4"/>protected void displayReport(double total, double average) {</text:span></text:p>
      <text:p text:style-name="P4"><text:span text:style-name="Source_20_Text"><text:s text:c="8"/>System.out.println("Total Sales: " + total);</text:span></text:p>
      <text:p text:style-name="P4"><text:span text:style-name="Source_20_Text"><text:s text:c="8"/>System.out.println("Average Sales: " + average);</text:span></text:p>
      <text:p text:style-name="P4"><text:span text:style-name="Source_20_Text"><text:s text:c="4"/>}</text:span></text:p>
      <text:p text:style-name="P4"><text:soft-page-break/><text:span text:style-name="Source_20_Text">}</text:span></text:p>
      <text:p text:style-name="P4"/>
      <text:p text:style-name="P4"><text:span text:style-name="Source_20_Text">public class Main {</text:span></text:p>
      <text:p text:style-name="P4"><text:span text:style-name="Source_20_Text"><text:s text:c="4"/>public static void main(String[] args) {</text:span></text:p>
      <text:p text:style-name="P4"><text:span text:style-name="Source_20_Text"><text:s text:c="8"/>int[] salesData = {10, 12, 15, 11};</text:span></text:p>
      <text:p text:style-name="P4"><text:span text:style-name="Source_20_Text"><text:s text:c="8"/>ReportTemplate report = new SalesReport();</text:span></text:p>
      <text:p text:style-name="P4"><text:span text:style-name="Source_20_Text"><text:s text:c="8"/>report.generateReport(salesData);</text:span></text:p>
      <text:p text:style-name="P4"><text:span text:style-name="Source_20_Text"><text:s text:c="4"/>}</text:span></text:p>
      <text:p text:style-name="P6"><text:span text:style-name="Source_20_Text">}</text:span></text:p>
      <text:h text:style-name="P2" text:outline-level="4">Ventajas del Patrón Template Method</text:h>
      <text:list xml:id="list4563335831749616914" text:style-name="L3">
        <text:list-item>
          <text:p text:style-name="P9"><text:span text:style-name="Strong_20_Emphasis">Flexibilidad y Reusabilidad</text:span>: Código común se centraliza, y las subclases pueden variar los detalles.</text:p>
        </text:list-item>
        <text:list-item>
          <text:p text:style-name="P16"><text:span text:style-name="Strong_20_Emphasis">Adherencia a los Principios SOLID</text:span>: Específicamente, el principio de abierto/cerrado y el principio de responsabilidad única, pues el esqueleto del proceso se mantiene inalterado, pero las partes específicas son extendibles.</text:p>
        </text:list-item>
      </text:list>
      <text:h text:style-name="P1" text:outline-level="3">Parte 3: Patrones Similares</text:h>
      <text:list xml:id="list8205116801366297598" text:style-name="L4">
        <text:list-item>
          <text:p text:style-name="P10"><text:span text:style-name="Strong_20_Emphasis">Strategy Pattern</text:span>: Similar al Template Method en que ambos definen un esqueleto de algoritmo. La diferencia principal es que Strategy utiliza composición para variar toda la implementación del algoritmo, mientras que Template Method usa herencia para variar partes del algoritmo.</text:p>
        </text:list-item>
        <text:list-item>
          <text:p text:style-name="P17"><text:span text:style-name="Strong_20_Emphasis">Factory Method</text:span>: Aunque no se enfoca directamente en el algoritmo, es similar en que también usa herencia y subclases para delegar responsabilidades en métodos concretos.</text:p>
        </text:list-item>
      </text:list>
      <text:h text:style-name="P2" text:outline-level="4">Conclusión</text:h>
      <text:p text:style-name="P20">Refactorizar usando Template Method no solo mejora la estructura y mantenibilidad del código, sino que también lo hace más flexible y conforme a los principios de diseño de software robusto. La refactorización es un paso esencial para un desarrollo sostenible y adaptativo en proyectos de software a gran escala.</text:p>
      <text:p text:style-name="P26"/>
      <text:h text:style-name="P1" text:outline-level="3">*****************************************************************************************************************************************************************************</text:h>
      <text:h text:style-name="P1" text:outline-level="3">Refactorización Usando Spring Framework</text:h>
      <text:p text:style-name="P5">Spring Framework facilita la gestión de las dependencias y la configuración de aplicaciones, principalmente mediante inyección de dependencias. Este enfoque no solo desacopla las dependencias entre componentes, sino que también mejora la modularidad y la facilidad de prueba del código.</text:p>
      <text:h text:style-name="P2" text:outline-level="4">Paso 1: Configuración de Spring</text:h>
      <text:p text:style-name="P5">Para utilizar Spring, primero necesitarás agregar las dependencias adecuadas en tu archivo <text:span text:style-name="Source_20_Text">pom.xml</text:span> <text:soft-page-break/>si estás utilizando Maven:</text:p>
      <text:p text:style-name="P3">xml</text:p>
      <text:p text:style-name="P3">Copy code</text:p>
      <text:p text:style-name="P4"><text:span text:style-name="Source_20_Text">&lt;dependencies&gt;</text:span></text:p>
      <text:p text:style-name="P4"><text:span text:style-name="Source_20_Text"><text:s text:c="4"/>&lt;dependency&gt;</text:span></text:p>
      <text:p text:style-name="P4"><text:span text:style-name="Source_20_Text"><text:s text:c="8"/>&lt;groupId&gt;org.springframework&lt;/groupId&gt;</text:span></text:p>
      <text:p text:style-name="P4"><text:span text:style-name="Source_20_Text"><text:s text:c="8"/>&lt;artifactId&gt;spring-context&lt;/artifactId&gt;</text:span></text:p>
      <text:p text:style-name="P4"><text:span text:style-name="Source_20_Text"><text:s text:c="8"/>&lt;version&gt;5.3.20&lt;/version&gt;</text:span></text:p>
      <text:p text:style-name="P4"><text:span text:style-name="Source_20_Text"><text:s text:c="4"/>&lt;/dependency&gt;</text:span></text:p>
      <text:p text:style-name="P4"><text:span text:style-name="Source_20_Text"><text:s text:c="4"/>&lt;!-- Añadir más dependencias de Spring si es necesario --&gt;</text:span></text:p>
      <text:p text:style-name="P6"><text:span text:style-name="Source_20_Text">&lt;/dependencies&gt;</text:span></text:p>
      <text:h text:style-name="P2" text:outline-level="4">Paso 2: Definir Componentes de Spring</text:h>
      <text:p text:style-name="P5">Vamos a transformar nuestra clase abstracta y su implementación en beans de Spring, usando anotaciones como <text:span text:style-name="Source_20_Text">@Component</text:span> para que Spring pueda gestionar estas clases.</text:p>
      <text:p text:style-name="P3">java</text:p>
      <text:p text:style-name="P3">Copy code</text:p>
      <text:p text:style-name="P4"><text:span text:style-name="Source_20_Text">import org.springframework.stereotype.Component;</text:span></text:p>
      <text:p text:style-name="P4"/>
      <text:p text:style-name="P4"><text:span text:style-name="Source_20_Text">@Component</text:span></text:p>
      <text:p text:style-name="P4"><text:span text:style-name="Source_20_Text">public abstract class ReportTemplate {</text:span></text:p>
      <text:p text:style-name="P4"><text:span text:style-name="Source_20_Text"><text:s text:c="4"/>public void generateReport(int[] data) {</text:span></text:p>
      <text:p text:style-name="P4"><text:span text:style-name="Source_20_Text"><text:s text:c="8"/>double total = calculateTotal(data);</text:span></text:p>
      <text:p text:style-name="P4"><text:span text:style-name="Source_20_Text"><text:s text:c="8"/>double average = calculateAverage(data);</text:span></text:p>
      <text:p text:style-name="P4"><text:span text:style-name="Source_20_Text"><text:s text:c="8"/>displayReport(total, average);</text:span></text:p>
      <text:p text:style-name="P4"><text:span text:style-name="Source_20_Text"><text:s text:c="4"/>}</text:span></text:p>
      <text:p text:style-name="P4"/>
      <text:p text:style-name="P4"><text:span text:style-name="Source_20_Text"><text:s text:c="4"/>protected abstract double calculateTotal(int[] data);</text:span></text:p>
      <text:p text:style-name="P4"><text:span text:style-name="Source_20_Text"><text:s text:c="4"/>protected abstract double calculateAverage(int[] data);</text:span></text:p>
      <text:p text:style-name="P4"><text:span text:style-name="Source_20_Text"><text:s text:c="4"/>protected abstract void displayReport(double total, double average);</text:span></text:p>
      <text:p text:style-name="P4"><text:span text:style-name="Source_20_Text">}</text:span></text:p>
      <text:p text:style-name="P4"/>
      <text:p text:style-name="P4"><text:span text:style-name="Source_20_Text">@Component</text:span></text:p>
      <text:p text:style-name="P4"><text:span text:style-name="Source_20_Text">public class SalesReport extends ReportTemplate {</text:span></text:p>
      <text:p text:style-name="P4"/>
      <text:p text:style-name="P4"><text:span text:style-name="Source_20_Text"><text:s text:c="4"/>@Override</text:span></text:p>
      <text:p text:style-name="P4"><text:span text:style-name="Source_20_Text"><text:s text:c="4"/>protected double calculateTotal(int[] data) {</text:span></text:p>
      <text:p text:style-name="P4"><text:span text:style-name="Source_20_Text"><text:s text:c="8"/>double total = 0;</text:span></text:p>
      <text:p text:style-name="P4"><text:span text:style-name="Source_20_Text"><text:s text:c="8"/>for (int sale : data) {</text:span></text:p>
      <text:p text:style-name="P4"><text:span text:style-name="Source_20_Text"><text:s text:c="12"/>total += sale;</text:span></text:p>
      <text:p text:style-name="P4"><text:span text:style-name="Source_20_Text"><text:s text:c="8"/>}</text:span></text:p>
      <text:p text:style-name="P4"><text:span text:style-name="Source_20_Text"><text:s text:c="8"/>return total;</text:span></text:p>
      <text:p text:style-name="P4"><text:span text:style-name="Source_20_Text"><text:s text:c="4"/>}</text:span></text:p>
      <text:p text:style-name="P4"/>
      <text:p text:style-name="P4"><text:span text:style-name="Source_20_Text"><text:s text:c="4"/>@Override</text:span></text:p>
      <text:p text:style-name="P4"><text:span text:style-name="Source_20_Text"><text:s text:c="4"/>protected double calculateAverage(int[] data) {</text:span></text:p>
      <text:p text:style-name="P4"><text:span text:style-name="Source_20_Text"><text:s text:c="8"/>return calculateTotal(data) / data.length;</text:span></text:p>
      <text:p text:style-name="P4"><text:span text:style-name="Source_20_Text"><text:s text:c="4"/>}</text:span></text:p>
      <text:p text:style-name="P4"/>
      <text:p text:style-name="P4"><text:span text:style-name="Source_20_Text"><text:s text:c="4"/>@Override</text:span></text:p>
      <text:p text:style-name="P4"><text:span text:style-name="Source_20_Text"><text:s text:c="4"/>protected void displayReport(double total, double average) {</text:span></text:p>
      <text:p text:style-name="P4"><text:span text:style-name="Source_20_Text"><text:s text:c="8"/>System.out.println("Total Sales: " + total);</text:span></text:p>
      <text:p text:style-name="P4"><text:span text:style-name="Source_20_Text"><text:s text:c="8"/>System.out.println("Average Sales: " + average);</text:span></text:p>
      <text:p text:style-name="P4"><text:span text:style-name="Source_20_Text"><text:s text:c="4"/>}</text:span></text:p>
      <text:p text:style-name="P6"><text:span text:style-name="Source_20_Text">}</text:span></text:p>
      <text:h text:style-name="P2" text:outline-level="4"><text:soft-page-break/>Paso 3: Configuración de Spring y Ejecución</text:h>
      <text:p text:style-name="P5">Spring necesita estar configurado para inyectar dependencias y gestionar los componentes. Vamos a configurar un ApplicationContext y obtener el bean para ejecutarlo.</text:p>
      <text:p text:style-name="P3">java</text:p>
      <text:p text:style-name="P3">Copy code</text:p>
      <text:p text:style-name="P4"><text:span text:style-name="Source_20_Text">import org.springframework.context.ApplicationContext;</text:span></text:p>
      <text:p text:style-name="P4"><text:span text:style-name="Source_20_Text">import org.springframework.context.annotation.AnnotationConfigApplicationContext;</text:span></text:p>
      <text:p text:style-name="P4"><text:span text:style-name="Source_20_Text">import org.springframework.context.annotation.ComponentScan;</text:span></text:p>
      <text:p text:style-name="P4"><text:span text:style-name="Source_20_Text">import org.springframework.context.annotation.Configuration;</text:span></text:p>
      <text:p text:style-name="P4"/>
      <text:p text:style-name="P4"><text:span text:style-name="Source_20_Text">@Configuration</text:span></text:p>
      <text:p text:style-name="P4"><text:span text:style-name="Source_20_Text">@ComponentScan(basePackages = "tu.paquete") // Asegúrate de cambiar "tu.paquete" al nombre de tu paquete</text:span></text:p>
      <text:p text:style-name="P4"><text:span text:style-name="Source_20_Text">public class SpringAppConfig {</text:span></text:p>
      <text:p text:style-name="P4"><text:span text:style-name="Source_20_Text">}</text:span></text:p>
      <text:p text:style-name="P4"/>
      <text:p text:style-name="P4"><text:span text:style-name="Source_20_Text">public class Main {</text:span></text:p>
      <text:p text:style-name="P4"><text:span text:style-name="Source_20_Text"><text:s text:c="4"/>public static void main(String[] args) {</text:span></text:p>
      <text:p text:style-name="P4"><text:span text:style-name="Source_20_Text"><text:s text:c="8"/>ApplicationContext context = new AnnotationConfigApplicationContext(SpringAppConfig.class);</text:span></text:p>
      <text:p text:style-name="P4"><text:span text:style-name="Source_20_Text"><text:s text:c="8"/>ReportTemplate report = context.getBean(SalesReport.class);</text:span></text:p>
      <text:p text:style-name="P4"><text:span text:style-name="Source_20_Text"><text:s text:c="8"/>int[] salesData = {10, 12, 15, 11};</text:span></text:p>
      <text:p text:style-name="P4"><text:span text:style-name="Source_20_Text"><text:s text:c="8"/>report.generateReport(salesData);</text:span></text:p>
      <text:p text:style-name="P4"><text:span text:style-name="Source_20_Text"><text:s text:c="4"/>}</text:span></text:p>
      <text:p text:style-name="P6"><text:span text:style-name="Source_20_Text">}</text:span></text:p>
      <text:h text:style-name="P2" text:outline-level="4">Ventajas de Usar Spring en Este Contexto</text:h>
      <text:list xml:id="list1672994706008807035" text:style-name="L5">
        <text:list-item>
          <text:p text:style-name="P11"><text:span text:style-name="Strong_20_Emphasis">Desacoplamiento</text:span>: Spring maneja las dependencias, lo que hace que el código sea más fácil de gestionar y modificar.</text:p>
        </text:list-item>
        <text:list-item>
          <text:p text:style-name="P11"><text:span text:style-name="Strong_20_Emphasis">Flexibilidad</text:span>: A través de la inyección de dependencias, es fácil reemplazar implementaciones de componentes sin cambiar el código que los utiliza.</text:p>
        </text:list-item>
        <text:list-item>
          <text:p text:style-name="P11"><text:span text:style-name="Strong_20_Emphasis">Facilidad de Pruebas</text:span>: Con Spring, las dependencias pueden ser inyectadas en los componentes durante las pruebas, facilitando el testing.</text:p>
        </text:list-item>
        <text:list-item>
          <text:p text:style-name="P18"><text:span text:style-name="Strong_20_Emphasis">Gestión de Ciclo de Vida</text:span>: Spring maneja el ciclo de vida de los beans, proporcionando características adicionales como el alcance de los beans y callbacks de ciclo de vida.</text:p>
        </text:list-item>
      </text:list>
      <text:h text:style-name="P1" text:outline-level="3">Conclusión</text:h>
      <text:p text:style-name="P5">Utilizando Spring Framework para refactorizar el código anterior, mejoramos significativamente la estructura del código al separar las preocupaciones y gestionar las dependencias de una manera más efectiva y profesional. Esta refactorización no solo sigue los principios SOLID, sino que también aprovecha los beneficios de usar un framework de inyección de dependencias avanzado como Spring.</text:p>
      <text:p text:style-name="Standard"/>
      <text:p text:style-name="Standard"/>
      <text:p text:style-name="Standard"/>
      <text:p text:style-name="Standard"/>
      <text:p text:style-name="Standard"/>
      <text:p text:style-name="Standard"/>
      <text:p text:style-name="Standard"/>
      <text:h text:style-name="P1" text:outline-level="3"><text:soft-page-break/>************************************************************************************************************************************</text:h>
      <text:h text:style-name="P1" text:outline-level="3"/>
      <text:h text:style-name="P1" text:outline-level="3">Refactorización Usando Programación Funcional en Java</text:h>
      <text:p text:style-name="P5">La programación funcional en Java puede ser aprovechada usando características de Java 8 en adelante, como expresiones lambda, streams y la API Optional. Estas características nos permiten escribir código más declarativo, conciso y con menos efectos secundarios, que son algunas de las ventajas clave de la programación funcional.</text:p>
      <text:h text:style-name="P2" text:outline-level="4">Refactorización Funcional del Ejemplo</text:h>
      <text:p text:style-name="P5">Vamos a tomar el ejemplo de reporte de ventas y refactorizarlo usando un enfoque funcional que aprovecha estas características de Java.</text:p>
      <text:h text:style-name="P2" text:outline-level="4">Paso 1: Implementación Funcional del Reporte</text:h>
      <text:p text:style-name="P5">Primero, vamos a cambiar nuestra lógica de cálculo usando streams, que es una herramienta poderosa en programación funcional que permite operaciones en colecciones de manera muy expresiva y eficiente.</text:p>
      <text:p text:style-name="P3">java</text:p>
      <text:p text:style-name="P3">Copy code</text:p>
      <text:p text:style-name="P4"><text:span text:style-name="Source_20_Text">import java.util.Arrays;</text:span></text:p>
      <text:p text:style-name="P4"><text:span text:style-name="Source_20_Text">import java.util.function.Consumer;</text:span></text:p>
      <text:p text:style-name="P4"/>
      <text:p text:style-name="P4"><text:span text:style-name="Source_20_Text">public class FunctionalSalesReport {</text:span></text:p>
      <text:p text:style-name="P4"/>
      <text:p text:style-name="P4"><text:span text:style-name="Source_20_Text"><text:s text:c="4"/>public static void generateReport(int[] data) {</text:span></text:p>
      <text:p text:style-name="P4"><text:span text:style-name="Source_20_Text"><text:s text:c="8"/>double total = Arrays.stream(data).sum(); <text:s/>// Uso de stream para calcular el total</text:span></text:p>
      <text:p text:style-name="P4"><text:span text:style-name="Source_20_Text"><text:s text:c="8"/>double average = Arrays.stream(data).average().orElse(0); <text:s/>// Uso de stream para calcular el promedio</text:span></text:p>
      <text:p text:style-name="P4"/>
      <text:p text:style-name="P4"><text:span text:style-name="Source_20_Text"><text:s text:c="8"/>displayReport(total, average);</text:span></text:p>
      <text:p text:style-name="P4"><text:span text:style-name="Source_20_Text"><text:s text:c="4"/>}</text:span></text:p>
      <text:p text:style-name="P4"/>
      <text:p text:style-name="P4"><text:span text:style-name="Source_20_Text"><text:s text:c="4"/>private static void displayReport(double total, double average) {</text:span></text:p>
      <text:p text:style-name="P4"><text:span text:style-name="Source_20_Text"><text:s text:c="8"/>System.out.println("Total Sales: " + total);</text:span></text:p>
      <text:p text:style-name="P4"><text:span text:style-name="Source_20_Text"><text:s text:c="8"/>System.out.println("Average Sales: " + average);</text:span></text:p>
      <text:p text:style-name="P4"><text:span text:style-name="Source_20_Text"><text:s text:c="4"/>}</text:span></text:p>
      <text:p text:style-name="P4"><text:span text:style-name="Source_20_Text"><text:s text:c="4"/></text:span></text:p>
      <text:p text:style-name="P4"><text:span text:style-name="Source_20_Text"><text:s text:c="4"/>public static void main(String[] args) {</text:span></text:p>
      <text:p text:style-name="P4"><text:span text:style-name="Source_20_Text"><text:s text:c="8"/>int[] salesData = {10, 12, 15, 11};</text:span></text:p>
      <text:p text:style-name="P4"><text:span text:style-name="Source_20_Text"><text:s text:c="8"/>generateReport(salesData);</text:span></text:p>
      <text:p text:style-name="P4"><text:span text:style-name="Source_20_Text"><text:s text:c="4"/>}</text:span></text:p>
      <text:p text:style-name="P6"><text:span text:style-name="Source_20_Text">}</text:span></text:p>
      <text:p text:style-name="P5">En este ejemplo, <text:span text:style-name="Source_20_Text">Arrays.stream()</text:span> convierte el array en un flujo (<text:span text:style-name="Source_20_Text">Stream</text:span>), sobre el cual aplicamos métodos de suma y promedio. El método <text:span text:style-name="Source_20_Text">average()</text:span> devuelve un <text:span text:style-name="Source_20_Text">OptionalDouble</text:span>, por lo que usamos <text:span text:style-name="Source_20_Text">orElse(0)</text:span> para manejar cualquier caso en que el conjunto esté vacío.</text:p>
      <text:h text:style-name="P2" text:outline-level="4"><text:soft-page-break/>Ventajas de este Refactorización</text:h>
      <text:list xml:id="list5740935103959336892" text:style-name="L6">
        <text:list-item>
          <text:p text:style-name="P12"><text:span text:style-name="Strong_20_Emphasis">Inmutabilidad y Estado Localizado</text:span>: Los streams y las lambdas fomentan el uso de variables inmutables y operaciones sin efectos secundarios, lo cual hace el código más seguro en entornos concurrentes.</text:p>
        </text:list-item>
        <text:list-item>
          <text:p text:style-name="P12"><text:span text:style-name="Strong_20_Emphasis">Legibilidad y Menos Código</text:span>: El código es más compacto y fácil de leer, centrado en qué hacer y no en cómo hacerlo.</text:p>
        </text:list-item>
        <text:list-item>
          <text:p text:style-name="P19"><text:span text:style-name="Strong_20_Emphasis">Composición de Funciones</text:span>: Los streams permiten una fácil composición de operaciones, lo que puede hacer que el manejo de datos sea más intuitivo y modular.</text:p>
        </text:list-item>
      </text:list>
      <text:h text:style-name="P2" text:outline-level="4">Paso 2: Uso de Consumer para la Presentación</text:h>
      <text:p text:style-name="P5">Para hacer el código aún más funcional, podríamos parametrizar la función de presentación, pasando un <text:span text:style-name="Source_20_Text">Consumer</text:span> que maneje la forma en que se presentan los resultados:</text:p>
      <text:p text:style-name="P3">java</text:p>
      <text:p text:style-name="P3">Copy code</text:p>
      <text:p text:style-name="P4"><text:span text:style-name="Source_20_Text">import java.util.Arrays;</text:span></text:p>
      <text:p text:style-name="P4"><text:span text:style-name="Source_20_Text">import java.util.function.Consumer;</text:span></text:p>
      <text:p text:style-name="P4"/>
      <text:p text:style-name="P4"><text:span text:style-name="Source_20_Text">public class FunctionalSalesReport {</text:span></text:p>
      <text:p text:style-name="P4"/>
      <text:p text:style-name="P4"><text:span text:style-name="Source_20_Text"><text:s text:c="4"/>public static void generateReport(int[] data, Consumer&lt;String&gt; display) {</text:span></text:p>
      <text:p text:style-name="P4"><text:span text:style-name="Source_20_Text"><text:s text:c="8"/>double total = Arrays.stream(data).sum();</text:span></text:p>
      <text:p text:style-name="P4"><text:span text:style-name="Source_20_Text"><text:s text:c="8"/>double average = Arrays.stream(data).average().orElse(0);</text:span></text:p>
      <text:p text:style-name="P4"/>
      <text:p text:style-name="P4"><text:span text:style-name="Source_20_Text"><text:s text:c="8"/>display.accept("Total Sales: " + total);</text:span></text:p>
      <text:p text:style-name="P4"><text:span text:style-name="Source_20_Text"><text:s text:c="8"/>display.accept("Average Sales: " + average);</text:span></text:p>
      <text:p text:style-name="P4"><text:span text:style-name="Source_20_Text"><text:s text:c="4"/>}</text:span></text:p>
      <text:p text:style-name="P4"><text:span text:style-name="Source_20_Text"><text:s text:c="4"/></text:span></text:p>
      <text:p text:style-name="P4"><text:span text:style-name="Source_20_Text"><text:s text:c="4"/>public static void main(String[] args) {</text:span></text:p>
      <text:p text:style-name="P4"><text:span text:style-name="Source_20_Text"><text:s text:c="8"/>int[] salesData = {10, 12, 15, 11};</text:span></text:p>
      <text:p text:style-name="P4"><text:span text:style-name="Source_20_Text"><text:s text:c="8"/>Consumer&lt;String&gt; consoleDisplay = System.out::println;</text:span></text:p>
      <text:p text:style-name="P4"><text:span text:style-name="Source_20_Text"><text:s text:c="8"/>generateReport(salesData, consoleDisplay);</text:span></text:p>
      <text:p text:style-name="P4"><text:span text:style-name="Source_20_Text"><text:s text:c="4"/>}</text:span></text:p>
      <text:p text:style-name="P6"><text:span text:style-name="Source_20_Text">}</text:span></text:p>
      <text:p text:style-name="P5">Con esta implementación, <text:span text:style-name="Source_20_Text">generateReport</text:span> se vuelve más flexible y desacoplada del medio de salida, permitiendo que cualquier método de presentación sea utilizado, siempre que cumpla con la interfaz <text:span text:style-name="Source_20_Text">Consumer&lt;String&gt;</text:span>. Esto facilita la prueba y reutilización del código.</text:p>
      <text:h text:style-name="P1" text:outline-level="3">Conclusión</text:h>
      <text:p text:style-name="P5">Utilizando técnicas de programación funcional, hemos transformado un ejemplo simple en una aplicación más flexible, modular y con un diseño que mejora tanto la legibilidad como la escalabilidad del código. Esta refactorización no solo permite que el código sea más fácil de entender y mantener, sino que también aprovecha las capacidades modernas de Java para la manipulación eficiente de datos y comportamiento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5-11T18:40:21.36</meta:creation-date>
    <dc:date>2024-05-11T19:17:38.86</dc:date>
    <meta:editing-duration>PT36M8S</meta:editing-duration>
    <meta:editing-cycles>6</meta:editing-cycles>
    <meta:generator>OpenOffice/4.1.15$Win32 OpenOffice.org_project/4115m2$Build-9813</meta:generator>
    <meta:document-statistic meta:table-count="0" meta:image-count="0" meta:object-count="0" meta:page-count="7" meta:paragraph-count="215" meta:word-count="1656" meta:character-count="13064"/>
  </office:meta>
</office:document-meta>
</file>